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2412" officeooo:paragraph-rsid="00142412"/>
    </style:style>
    <style:style style:name="P2" style:family="paragraph" style:parent-style-name="Standard">
      <style:text-properties officeooo:rsid="00181b95" officeooo:paragraph-rsid="00181b95"/>
    </style:style>
    <style:style style:name="P3" style:family="paragraph" style:parent-style-name="Standard">
      <style:text-properties fo:language="de" fo:country="DE" officeooo:rsid="001d5fe8" officeooo:paragraph-rsid="001d5fe8"/>
    </style:style>
    <style:style style:name="P4" style:family="paragraph" style:parent-style-name="Standard">
      <style:text-properties fo:language="de" fo:country="DE" officeooo:rsid="001f3bb2" officeooo:paragraph-rsid="001f3bb2"/>
    </style:style>
    <style:style style:name="P5" style:family="paragraph" style:parent-style-name="Standard">
      <style:text-properties fo:language="de" fo:country="DE" officeooo:rsid="0020b1cb" officeooo:paragraph-rsid="0020b1cb"/>
    </style:style>
    <style:style style:name="P6" style:family="paragraph" style:parent-style-name="Standard">
      <style:text-properties fo:language="de" fo:country="DE" officeooo:rsid="00217997" officeooo:paragraph-rsid="00217997"/>
    </style:style>
    <style:style style:name="P7" style:family="paragraph" style:parent-style-name="Standard">
      <style:text-properties fo:language="de" fo:country="DE" officeooo:rsid="00217997" officeooo:paragraph-rsid="00222855"/>
    </style:style>
    <style:style style:name="P8" style:family="paragraph" style:parent-style-name="Standard">
      <style:text-properties fo:language="de" fo:country="DE" officeooo:rsid="00222855" officeooo:paragraph-rsid="00222855"/>
    </style:style>
    <style:style style:name="P9" style:family="paragraph" style:parent-style-name="Standard">
      <style:text-properties fo:language="de" fo:country="DE" officeooo:rsid="0020b1cb" officeooo:paragraph-rsid="0020b1cb"/>
    </style:style>
    <style:style style:name="T1" style:family="text">
      <style:text-properties officeooo:rsid="00181b95"/>
    </style:style>
    <style:style style:name="T2" style:family="text">
      <style:text-properties officeooo:rsid="001aa8e8"/>
    </style:style>
    <style:style style:name="T3" style:family="text">
      <style:text-properties officeooo:rsid="001e33aa"/>
    </style:style>
    <style:style style:name="T4" style:family="text">
      <style:text-properties officeooo:rsid="0020b1cb"/>
    </style:style>
    <style:style style:name="T5" style:family="text">
      <style:text-properties officeooo:rsid="00222855"/>
    </style:style>
    <style:style style:name="T6" style:family="text">
      <style:text-properties officeooo:rsid="0022fd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ramework:</text:p>
      <text:p text:style-name="P3">- TF<text:span text:style-name="T3">S</text:span> <text:span text:style-name="T3">Express</text:span>: <text:a xlink:type="simple" xlink:href="https://visualstudio.microsoft.com/de/tfs/?rr=https%3A%2F%2Fwww.google.ch%2F" text:style-name="Internet_20_link" text:visited-style-name="Visited_20_Internet_20_Link">https://visualstudio.microsoft.com/de/tfs/?rr=https%3A%2F%2Fwww.google.ch%2F</text:a></text:p>
      <text:p text:style-name="P3">- MS VS Community: <text:a xlink:type="simple" xlink:href="https://my.visualstudio.com/Downloads?PId=2226" text:style-name="Internet_20_link" text:visited-style-name="Visited_20_Internet_20_Link">https://my.visualstudio.com/Downloads?PId=2226</text:a></text:p>
      <text:p text:style-name="P3"/>
      <text:p text:style-name="P3"/>
      <text:p text:style-name="P4">Lesson 0 <text:span text:style-name="T5">(For Admin)</text:span>: </text:p>
      <text:p text:style-name="P4">- Find a powerful server <text:span text:style-name="T4">(min 8Gb RAM, 200 GB HD) </text:span>and install TFS express on it.</text:p>
      <text:p text:style-name="P4">- Install all <text:span text:style-name="T4">then dependencies</text:span>.</text:p>
      <text:p text:style-name="P3"/>
      <text:p text:style-name="P3"/>
      <text:p text:style-name="P4">Lesson 1:</text:p>
      <text:p text:style-name="P5">Preparation:</text:p>
      <text:p text:style-name="P4">- Create a Microsoft account.</text:p>
      <text:p text:style-name="P4">- Install Visual Studio Community <text:span text:style-name="T4">and include all the features to develop Android, iOS and UWP applications. Include ASP Web Development.</text:span></text:p>
      <text:p text:style-name="P4">- Create a github account and create a new repository.</text:p>
      <text:p text:style-name="P4">- <text:span text:style-name="T5">Install virtualBox and set up a build server on a big image</text:span></text:p>
      <text:p text:style-name="P5">Overview:</text:p>
      <text:p text:style-name="P5">- .<text:span text:style-name="T6">NET landscape (.Core, .Net, .Net Standard, .Net Native)</text:span></text:p>
      <text:p text:style-name="P5">- Multi-platform software development</text:p>
      <text:p text:style-name="P5">- Integration with a server component (Web API on IIS)</text:p>
      <text:p text:style-name="P6">Introduction to testing automation:</text:p>
      <text:p text:style-name="P6"><text:s text:c="3"/>- <text:span text:style-name="T4">Unit-testing <text:s/></text:span></text:p>
      <text:p text:style-name="P6"><text:s text:c="3"/>- Integration</text:p>
      <text:p text:style-name="P6"><text:s text:c="3"/>- Acceptance <text:s/></text:p>
      <text:p text:style-name="P6"><text:s text:c="3"/>- Other forms (load, gui, penetration)</text:p>
      <text:p text:style-name="P5">- Mocking</text:p>
      <text:p text:style-name="P5">- Integration testing</text:p>
      <text:p text:style-name="P5">- Continuous integration, delivery and deployment with TFS.</text:p>
      <text:p text:style-name="P5">- Elements of clean coding</text:p>
      <text:p text:style-name="P5">- Elements of refactoring</text:p>
      <text:p text:style-name="P5">- Introduction to multi-threading and parallelism.</text:p>
      <text:p text:style-name="P5"/>
      <text:p text:style-name="P6">Start:</text:p>
      <text:p text:style-name="P6">- From VS clone the repository. Create a new cross-platform project <text:span text:style-name="T5">(.NET standard) and name it TripLog.</text:span></text:p>
      <text:p text:style-name="P7">- <text:span text:style-name="T5">Build it.</text:span></text:p>
      <text:p text:style-name="P7">- <text:span text:style-name="T5">Debug the Android part.</text:span></text:p>
      <text:p text:style-name="P8">- Commit all the changes and push.</text:p>
      <text:p text:style-name="P6"/>
      <text:p text:style-name="P5"/>
      <text:p text:style-name="P5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>Lesson 1: Setting up a simple trip log application on Android <text:span text:style-name="T1">integrated with Google Maps API</text:span></text:p>
      <text:p text:style-name="P1"/>
      <text:p text:style-name="P1"><text:soft-page-break/>- Defining three xaml pages and setting the related UI items and events.</text:p>
      <text:p text:style-name="P1">- Integrating google maps API:</text:p>
      <text:p text:style-name="P1"><text:s text:c="3"/>- Adding the necessary code snippets</text:p>
      <text:p text:style-name="P1"><text:s text:c="3"/>- Creating an API on Google Cloud Interface.</text:p>
      <text:p text:style-name="P1"><text:s text:c="8"/>(<text:a xlink:type="simple" xlink:href="https://docs.microsoft.com/de-de/xamarin/android/platform/maps-and-location/maps/obtaining-a-google-maps-api-key?tabs=windows" text:style-name="Internet_20_link" text:visited-style-name="Visited_20_Internet_20_Link">https://docs.microsoft.com/de-de/xamarin/android/platform/maps-and-location/maps/obtaining-a-google-maps-api-key?tabs=windows</text:a>)</text:p>
      <text:p text:style-name="P1"><text:s text:c="3"/>- Updating the manifest file with the necessary entries and the API Code generated before.</text:p>
      <text:p text:style-name="P1"><text:s text:c="3"/>- Initial elements of refacoring and clean coding <text:span text:style-name="T1">(Enumerate...) <text:s/></text:span></text:p>
      <text:p text:style-name="P1"><text:s text:c="3"/>- <text:span text:style-name="T1">App running on Android, iOS, Wphone.</text:span></text:p>
      <text:p text:style-name="P1"/>
      <text:p text:style-name="P1"/>
      <text:p text:style-name="P2">Lesson 2: MVVM</text:p>
      <text:p text:style-name="P2">- <text:span text:style-name="T2">Description of the pattern: Advantages</text:span></text:p>
      <text:p text:style-name="P2">- <text:span text:style-name="T2">Integration in the TripLog project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8S</meta:editing-duration>
    <meta:editing-cycles>8</meta:editing-cycles>
    <meta:generator>LibreOffice/5.4.3.2$Windows_X86_64 LibreOffice_project/92a7159f7e4af62137622921e809f8546db437e5</meta:generator>
    <dc:date>2018-12-10T09:25:51.018000000</dc:date>
    <meta:document-statistic meta:table-count="0" meta:image-count="0" meta:object-count="0" meta:page-count="2" meta:paragraph-count="44" meta:word-count="284" meta:character-count="1967" meta:non-whitespace-character-count="1685"/>
    <meta:user-defined meta:name="Info 1"/>
    <meta:user-defined meta:name="Info 2"/>
    <meta:user-defined meta:name="Info 3"/>
    <meta:user-defined meta:name="Info 4"/>
  </office:meta>
</office:document-meta>
</file>